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ORDOVA MUÑOZ, GIOVANA JUL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ORDOVA MUÑOZ, GIOVANA JULY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ROPIO (GENETICA)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0:45:43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